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eaa0a"/>
    </style:style>
    <style:style style:name="P2" style:family="paragraph" style:parent-style-name="Text_20_body">
      <style:text-properties officeooo:paragraph-rsid="0011138a"/>
    </style:style>
    <style:style style:name="P3" style:family="paragraph" style:parent-style-name="Text_20_body">
      <style:text-properties style:font-name="Arial1" fo:font-size="10pt" officeooo:rsid="0018aa38" officeooo:paragraph-rsid="0011138a" style:font-size-asian="10pt" style:font-size-complex="10pt"/>
    </style:style>
    <style:style style:name="P4" style:family="paragraph" style:parent-style-name="Text_20_body">
      <style:text-properties style:font-name="Arial1" fo:font-size="10pt" officeooo:rsid="0018aa38" officeooo:paragraph-rsid="0067e227" style:font-size-asian="10pt" style:font-size-complex="10pt"/>
    </style:style>
    <style:style style:name="P5" style:family="paragraph" style:parent-style-name="Text_20_body">
      <style:text-properties officeooo:rsid="0014352a" officeooo:paragraph-rsid="0014352a"/>
    </style:style>
    <style:style style:name="P6" style:family="paragraph" style:parent-style-name="Title">
      <style:text-properties officeooo:rsid="0014352a" officeooo:paragraph-rsid="0014352a"/>
    </style:style>
    <style:style style:name="P7" style:family="paragraph" style:parent-style-name="Text_20_body">
      <style:text-properties officeooo:rsid="002682b2" officeooo:paragraph-rsid="002682b2"/>
    </style:style>
    <style:style style:name="P8" style:family="paragraph" style:parent-style-name="Text_20_body">
      <style:text-properties officeooo:rsid="0027a09e"/>
    </style:style>
    <style:style style:name="P9" style:family="paragraph" style:parent-style-name="Text_20_body">
      <style:text-properties style:text-underline-style="solid" style:text-underline-width="auto" style:text-underline-color="font-color" officeooo:rsid="0027a09e" officeooo:paragraph-rsid="0027a09e"/>
    </style:style>
    <style:style style:name="P10" style:family="paragraph" style:parent-style-name="Text_20_body">
      <style:text-properties officeooo:rsid="0029d767" officeooo:paragraph-rsid="0029d767"/>
    </style:style>
    <style:style style:name="P11" style:family="paragraph" style:parent-style-name="Title">
      <style:text-properties officeooo:rsid="0024ef34" officeooo:paragraph-rsid="0024ef34"/>
    </style:style>
    <style:style style:name="P12" style:family="paragraph" style:parent-style-name="Text_20_body">
      <style:text-properties officeooo:rsid="003858df" officeooo:paragraph-rsid="003858df"/>
    </style:style>
    <style:style style:name="P13" style:family="paragraph" style:parent-style-name="Text_20_body">
      <style:text-properties officeooo:rsid="00396afe" officeooo:paragraph-rsid="00396afe"/>
    </style:style>
    <style:style style:name="P14" style:family="paragraph" style:parent-style-name="Text_20_body">
      <style:text-properties officeooo:rsid="003b7590" officeooo:paragraph-rsid="003b7590"/>
    </style:style>
    <style:style style:name="P15" style:family="paragraph" style:parent-style-name="Text_20_body">
      <style:text-properties officeooo:rsid="0039fc1b" officeooo:paragraph-rsid="003c6221"/>
    </style:style>
    <style:style style:name="P16" style:family="paragraph" style:parent-style-name="Text_20_body">
      <style:paragraph-properties fo:margin-left="1.251cm" fo:margin-right="0cm" fo:text-indent="0cm" style:auto-text-indent="false"/>
      <style:text-properties officeooo:rsid="0039fc1b" officeooo:paragraph-rsid="003c6221"/>
    </style:style>
    <style:style style:name="P17" style:family="paragraph" style:parent-style-name="Text_20_body">
      <style:text-properties officeooo:rsid="0040fd09" officeooo:paragraph-rsid="0040fd09"/>
    </style:style>
    <style:style style:name="P18" style:family="paragraph" style:parent-style-name="Text_20_body">
      <style:paragraph-properties fo:margin-left="1.251cm" fo:margin-right="0cm" fo:text-indent="0cm" style:auto-text-indent="false"/>
      <style:text-properties officeooo:rsid="0040fd09" officeooo:paragraph-rsid="000eaa0a"/>
    </style:style>
    <style:style style:name="P19" style:family="paragraph" style:parent-style-name="Text_20_body">
      <style:text-properties officeooo:rsid="004eb8cb" officeooo:paragraph-rsid="0067e227"/>
    </style:style>
    <style:style style:name="P20" style:family="paragraph" style:parent-style-name="Text_20_body">
      <style:paragraph-properties fo:margin-left="1.251cm" fo:margin-right="0cm" fo:text-indent="0cm" style:auto-text-indent="false"/>
      <style:text-properties officeooo:rsid="003fadbb" officeooo:paragraph-rsid="000eaa0a"/>
    </style:style>
    <style:style style:name="P21" style:family="paragraph" style:parent-style-name="Text_20_body">
      <style:text-properties officeooo:rsid="0050024c" officeooo:paragraph-rsid="0050024c"/>
    </style:style>
    <style:style style:name="P22" style:family="paragraph" style:parent-style-name="Contents_20_1">
      <style:paragraph-properties>
        <style:tab-stops>
          <style:tab-stop style:position="16.501cm" style:type="right" style:leader-style="dotted" style:leader-text="."/>
        </style:tab-stops>
      </style:paragraph-properties>
    </style:style>
    <style:style style:name="P23" style:family="paragraph" style:parent-style-name="Contents_20_2">
      <style:paragraph-properties>
        <style:tab-stops>
          <style:tab-stop style:position="16cm" style:type="right" style:leader-style="dotted" style:leader-text="."/>
        </style:tab-stops>
      </style:paragraph-properties>
    </style:style>
    <style:style style:name="P24" style:family="paragraph" style:parent-style-name="Text_20_body">
      <style:paragraph-properties fo:margin-left="1.251cm" fo:margin-right="0cm" fo:text-indent="0cm" style:auto-text-indent="false"/>
      <style:text-properties officeooo:rsid="004339c8" officeooo:paragraph-rsid="004339c8"/>
    </style:style>
    <style:style style:name="P25" style:family="paragraph" style:parent-style-name="Text_20_body">
      <style:paragraph-properties fo:margin-left="0cm" fo:margin-right="0cm" fo:text-indent="0cm" style:auto-text-indent="false"/>
      <style:text-properties officeooo:rsid="004339c8" officeooo:paragraph-rsid="004339c8"/>
    </style:style>
    <style:style style:name="P26" style:family="paragraph" style:parent-style-name="Text_20_body">
      <style:text-properties officeooo:rsid="0044bf34" officeooo:paragraph-rsid="005315f0"/>
    </style:style>
    <style:style style:name="P27" style:family="paragraph" style:parent-style-name="Text_20_body">
      <style:paragraph-properties fo:margin-left="1.251cm" fo:margin-right="0cm" fo:text-indent="0cm" style:auto-text-indent="false"/>
      <style:text-properties officeooo:rsid="0044bf34" officeooo:paragraph-rsid="005315f0"/>
    </style:style>
    <style:style style:name="P28" style:family="paragraph" style:parent-style-name="Text_20_body">
      <style:text-properties officeooo:rsid="00561911" officeooo:paragraph-rsid="00561911"/>
    </style:style>
    <style:style style:name="P29" style:family="paragraph" style:parent-style-name="Text_20_body">
      <style:text-properties officeooo:rsid="00592b99" officeooo:paragraph-rsid="00592b99"/>
    </style:style>
    <style:style style:name="P30" style:family="paragraph" style:parent-style-name="Text_20_body">
      <style:text-properties officeooo:rsid="00596d8f" officeooo:paragraph-rsid="00596d8f"/>
    </style:style>
    <style:style style:name="P31" style:family="paragraph" style:parent-style-name="Text_20_body">
      <style:paragraph-properties fo:margin-left="1.251cm" fo:margin-right="0cm" fo:text-indent="0cm" style:auto-text-indent="false"/>
      <style:text-properties officeooo:paragraph-rsid="004c78c0"/>
    </style:style>
    <style:style style:name="P32" style:family="paragraph" style:parent-style-name="Text_20_body">
      <style:text-properties officeooo:rsid="005a7a42" officeooo:paragraph-rsid="005a7a42"/>
    </style:style>
    <style:style style:name="P33" style:family="paragraph" style:parent-style-name="Text_20_body">
      <style:paragraph-properties fo:margin-left="1.251cm" fo:margin-right="0cm" fo:text-indent="0cm" style:auto-text-indent="false"/>
      <style:text-properties officeooo:rsid="004c78c0" officeooo:paragraph-rsid="004c78c0"/>
    </style:style>
    <style:style style:name="P34" style:family="paragraph" style:parent-style-name="Text_20_body">
      <style:text-properties officeooo:paragraph-rsid="0067e227"/>
    </style:style>
    <style:style style:name="P35" style:family="paragraph" style:parent-style-name="Heading_20_1" style:master-page-name="Corps_20_du_20_document">
      <style:paragraph-properties style:page-number="1" fo:break-before="page"/>
      <style:text-properties officeooo:rsid="000d02cf" officeooo:paragraph-rsid="000d02cf"/>
    </style:style>
    <style:style style:name="P36" style:family="paragraph" style:parent-style-name="Heading_20_1">
      <style:paragraph-properties fo:break-before="page"/>
      <style:text-properties officeooo:rsid="000d02cf" officeooo:paragraph-rsid="0011138a"/>
    </style:style>
    <style:style style:name="P37" style:family="paragraph" style:parent-style-name="Heading_20_1">
      <style:paragraph-properties fo:break-before="page"/>
      <style:text-properties officeooo:rsid="002cba45" officeooo:paragraph-rsid="002cba45"/>
    </style:style>
    <style:style style:name="P38" style:family="paragraph" style:parent-style-name="Heading_20_2">
      <style:text-properties officeooo:rsid="000d1405" officeooo:paragraph-rsid="000d1405"/>
    </style:style>
    <style:style style:name="P39" style:family="paragraph" style:parent-style-name="Heading_20_2">
      <style:text-properties officeooo:rsid="000d1405" officeooo:paragraph-rsid="000eaa0a"/>
    </style:style>
    <style:style style:name="P40" style:family="paragraph" style:parent-style-name="Heading_20_2">
      <style:text-properties officeooo:rsid="000d1405" officeooo:paragraph-rsid="0011138a"/>
    </style:style>
    <style:style style:name="P41" style:family="paragraph" style:parent-style-name="Heading_20_2">
      <style:text-properties officeooo:rsid="002cba45" officeooo:paragraph-rsid="002cba45"/>
    </style:style>
    <style:style style:name="P42" style:family="paragraph" style:parent-style-name="Heading_20_2">
      <style:text-properties officeooo:rsid="0011138a" officeooo:paragraph-rsid="0011138a"/>
    </style:style>
    <style:style style:name="P43" style:family="paragraph" style:parent-style-name="Heading_20_2">
      <style:text-properties officeooo:rsid="004eb8cb" officeooo:paragraph-rsid="0067e227"/>
    </style:style>
    <style:style style:name="P44" style:family="paragraph" style:parent-style-name="Text_20_body" style:master-page-name="First_20_Page">
      <style:paragraph-properties style:page-number="auto"/>
    </style:style>
    <style:style style:name="P45" style:family="paragraph" style:parent-style-name="Text_20_body" style:list-style-name="L1">
      <style:text-properties officeooo:rsid="0029376f" officeooo:paragraph-rsid="0029376f"/>
    </style:style>
    <style:style style:name="P46" style:family="paragraph" style:parent-style-name="Text_20_body" style:list-style-name="L2">
      <style:text-properties officeooo:rsid="004339c8" officeooo:paragraph-rsid="004339c8"/>
    </style:style>
    <style:style style:name="P47" style:family="paragraph" style:parent-style-name="Text_20_body" style:list-style-name="L2">
      <style:text-properties officeooo:rsid="004339c8" officeooo:paragraph-rsid="00438e45"/>
    </style:style>
    <style:style style:name="P48" style:family="paragraph" style:parent-style-name="Text_20_body" style:list-style-name="L2">
      <style:text-properties officeooo:rsid="00438e45" officeooo:paragraph-rsid="00438e45"/>
    </style:style>
    <style:style style:name="P49" style:family="paragraph" style:parent-style-name="Text_20_body" style:list-style-name="L3">
      <style:text-properties officeooo:rsid="00561911" officeooo:paragraph-rsid="00561911"/>
    </style:style>
    <style:style style:name="P50" style:family="paragraph" style:parent-style-name="Text_20_body" style:list-style-name="L3">
      <style:text-properties officeooo:rsid="0057856d" officeooo:paragraph-rsid="0057856d"/>
    </style:style>
    <style:style style:name="P51" style:family="paragraph" style:parent-style-name="Text_20_body" style:list-style-name="L4">
      <style:text-properties officeooo:rsid="00596d8f" officeooo:paragraph-rsid="00596d8f"/>
    </style:style>
    <style:style style:name="P52" style:family="paragraph" style:parent-style-name="Text_20_body" style:list-style-name="L4">
      <style:text-properties style:font-name="Arial1" fo:font-size="10pt" officeooo:rsid="0058db26" officeooo:paragraph-rsid="00596d8f" style:font-size-asian="10pt" style:font-size-complex="10pt"/>
    </style:style>
    <style:style style:name="P53" style:family="paragraph" style:parent-style-name="Text_20_body" style:list-style-name="L5">
      <style:text-properties officeooo:paragraph-rsid="00592b99"/>
    </style:style>
    <style:style style:name="P54" style:family="paragraph" style:parent-style-name="Text_20_body" style:list-style-name="L6">
      <style:text-properties officeooo:paragraph-rsid="0011138a"/>
    </style:style>
    <style:style style:name="P55" style:family="paragraph" style:parent-style-name="Text_20_body" style:list-style-name="L6">
      <style:text-properties officeooo:rsid="005b6533" officeooo:paragraph-rsid="005b6533"/>
    </style:style>
    <style:style style:name="P56" style:family="paragraph" style:parent-style-name="Text_20_body" style:list-style-name="L6">
      <style:text-properties officeooo:rsid="005d3548" officeooo:paragraph-rsid="005d3548"/>
    </style:style>
    <style:style style:name="P57" style:family="paragraph" style:parent-style-name="Text_20_body" style:list-style-name="L6">
      <style:text-properties officeooo:rsid="004b4bdd" officeooo:paragraph-rsid="004b4bdd"/>
    </style:style>
    <style:style style:name="T1" style:family="text">
      <style:text-properties officeooo:rsid="004bc83a"/>
    </style:style>
    <style:style style:name="T2" style:family="text">
      <style:text-properties officeooo:rsid="0020bb5d"/>
    </style:style>
    <style:style style:name="T3" style:family="text">
      <style:text-properties officeooo:rsid="0018e4ed"/>
    </style:style>
    <style:style style:name="T4" style:family="text">
      <style:text-properties fo:font-style="italic" style:font-style-asian="italic" style:font-style-complex="italic"/>
    </style:style>
    <style:style style:name="T5" style:family="text">
      <style:text-properties style:text-underline-style="none"/>
    </style:style>
    <style:style style:name="T6" style:family="text">
      <style:text-properties officeooo:rsid="002c3225"/>
    </style:style>
    <style:style style:name="T7" style:family="text">
      <style:text-properties officeooo:rsid="002ca445"/>
    </style:style>
    <style:style style:name="T8" style:family="text">
      <style:text-properties officeooo:rsid="002fd41d"/>
    </style:style>
    <style:style style:name="T9" style:family="text">
      <style:text-properties officeooo:rsid="0031f6de"/>
    </style:style>
    <style:style style:name="T10" style:family="text">
      <style:text-properties officeooo:rsid="0033a9ec"/>
    </style:style>
    <style:style style:name="T11" style:family="text">
      <style:text-properties officeooo:rsid="003b7590"/>
    </style:style>
    <style:style style:name="T12" style:family="text">
      <style:text-properties officeooo:rsid="003c6221"/>
    </style:style>
    <style:style style:name="T13" style:family="text">
      <style:text-properties fo:font-weight="bold" style:font-weight-asian="bold" style:font-weight-complex="bold"/>
    </style:style>
    <style:style style:name="T14" style:family="text">
      <style:text-properties fo:font-weight="bold" officeooo:rsid="003b7590" style:font-weight-asian="bold" style:font-weight-complex="bold"/>
    </style:style>
    <style:style style:name="T15" style:family="text">
      <style:text-properties officeooo:rsid="00438e45"/>
    </style:style>
    <style:style style:name="T16" style:family="text">
      <style:text-properties officeooo:rsid="0044bf34"/>
    </style:style>
    <style:style style:name="T17" style:family="text">
      <style:text-properties officeooo:rsid="00453545"/>
    </style:style>
    <style:style style:name="T18" style:family="text">
      <style:text-properties officeooo:rsid="004c78c0"/>
    </style:style>
    <style:style style:name="T19" style:family="text">
      <style:text-properties style:text-position="super 58%"/>
    </style:style>
    <style:style style:name="T20" style:family="text">
      <style:text-properties style:text-position="super 58%" officeooo:rsid="004c78c0"/>
    </style:style>
    <style:style style:name="T21" style:family="text">
      <style:text-properties style:text-position="0% 100%"/>
    </style:style>
    <style:style style:name="T22" style:family="text">
      <style:text-properties style:text-position="0% 100%" officeooo:rsid="004c78c0"/>
    </style:style>
    <style:style style:name="T23" style:family="text">
      <style:text-properties officeooo:rsid="004d1def"/>
    </style:style>
    <style:style style:name="T24" style:family="text">
      <style:text-properties officeooo:rsid="005614f9"/>
    </style:style>
    <style:style style:name="T25" style:family="text">
      <style:text-properties officeooo:rsid="00561911"/>
    </style:style>
    <style:style style:name="T26" style:family="text">
      <style:text-properties style:font-name="Arial1" fo:font-size="10pt" style:font-size-asian="10pt" style:font-size-complex="10pt"/>
    </style:style>
    <style:style style:name="T27" style:family="text">
      <style:text-properties style:font-name="Arial1" fo:font-size="10pt" officeooo:rsid="00177b34" style:font-size-asian="10pt" style:font-size-complex="10pt"/>
    </style:style>
    <style:style style:name="T28" style:family="text">
      <style:text-properties style:font-name="Arial1" fo:font-size="10pt" officeooo:rsid="00592e75" style:font-size-asian="10pt" style:font-size-complex="10pt"/>
    </style:style>
    <style:style style:name="T29" style:family="text">
      <style:text-properties style:font-name="Arial1" fo:font-size="10pt" officeooo:rsid="007fc463" style:font-size-asian="10pt" style:font-size-complex="10pt"/>
    </style:style>
    <style:style style:name="T30" style:family="text">
      <style:text-properties style:font-name="Arial1" fo:font-size="10pt" officeooo:rsid="005a7a42" style:font-size-asian="10pt" style:font-size-complex="10pt"/>
    </style:style>
    <style:style style:name="T31" style:family="text">
      <style:text-properties style:font-name="Arial1" fo:font-size="10pt" fo:font-weight="bold" officeooo:rsid="00520eca" style:font-size-asian="10pt" style:font-weight-asian="bold" style:font-size-complex="10pt" style:font-weight-complex="bold"/>
    </style:style>
    <style:style style:name="T32" style:family="text">
      <style:text-properties officeooo:rsid="005ef7f1"/>
    </style:style>
    <style:style style:name="T33" style:family="text">
      <style:text-properties officeooo:rsid="0062235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Wizards &amp; Dices</text:p>
      <text:p text:style-name="Text_20_body"/>
      <text:p text:style-name="P6">Compte-rendu de réunion<text:line-break/>V<text:span text:style-name="T6">é</text:span>rif<text:span text:style-name="T6">ications </text:span>Git <text:span text:style-name="T6">et f</text:span>iche PT</text:p>
      <text:p text:style-name="P5"/>
      <text:p text:style-name="Text_20_body"/>
      <text:p text:style-name="Text_20_body"/>
      <text:p text:style-name="P10"/>
      <text:p text:style-name="Text_20_body"/>
      <text:p text:style-name="P9"><text:span text:style-name="T5"><text:s text:c="2"/></text:span>Membres présents :</text:p>
      <text:list text:style-name="L1">
        <text:list-item>
          <text:p text:style-name="P45">Loïs ALLAIRE<text:tab/><text:tab/><text:span text:style-name="T4">OUI</text:span></text:p>
        </text:list-item>
        <text:list-item>
          <text:p text:style-name="P45">Hugo CLAMOND<text:tab/><text:span text:style-name="T4">OUI</text:span></text:p>
        </text:list-item>
        <text:list-item>
          <text:p text:style-name="P45">Axel MOURILLON<text:tab/><text:span text:style-name="T4">OUI</text:span></text:p>
        </text:list-item>
        <text:list-item>
          <text:p text:style-name="P45">Arthur YANG<text:tab/><text:tab/><text:span text:style-name="T4">OUI</text:span></text:p>
        </text:list-item>
      </text:list>
      <text:p text:style-name="Text_20_body"/>
      <text:p text:style-name="Text_20_body"/>
      <text:p text:style-name="Text_20_body"/>
      <text:p text:style-name="Text_20_body"/>
      <text:table-of-content text:style-name="Sect1" text:name="Table des matières1">
        <text:table-of-content-source text:outline-level="10">
          <text:index-title-template text:style-name="Contents_20_Heading">Ordre du jou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Ordre du jour</text:p>
          </text:index-title>
          <text:p text:style-name="P22"><text:a xlink:type="simple" xlink:href="#__RefHeading___Toc263_1510177236" text:style-name="Index_20_Link" text:visited-style-name="Index_20_Link">Logistique organisationnelle du GRETA et Git<text:tab/>1</text:a></text:p>
          <text:p text:style-name="P23"><text:a xlink:type="simple" xlink:href="#__RefHeading___Toc277_1510177236" text:style-name="Index_20_Link" text:visited-style-name="Index_20_Link">Retenu des récents mails de FD<text:tab/>1</text:a></text:p>
          <text:p text:style-name="P23"><text:a xlink:type="simple" xlink:href="#__RefHeading___Toc279_1510177236" text:style-name="Index_20_Link" text:visited-style-name="Index_20_Link">Vérifications Git<text:tab/>1</text:a></text:p>
          <text:p text:style-name="P22"><text:a xlink:type="simple" xlink:href="#__RefHeading___Toc263_1510177236%20Copie%201" text:style-name="Index_20_Link" text:visited-style-name="Index_20_Link">Préparation de la fiche projet tutoré<text:tab/>2</text:a></text:p>
          <text:p text:style-name="P23"><text:a xlink:type="simple" xlink:href="#__RefHeading___Toc281_1510177236" text:style-name="Index_20_Link" text:visited-style-name="Index_20_Link">Brainstorming du projet<text:tab/>2</text:a></text:p>
          <text:p text:style-name="P23"><text:a xlink:type="simple" xlink:href="#__RefHeading___Toc283_1510177236" text:style-name="Index_20_Link" text:visited-style-name="Index_20_Link">À retenir<text:tab/>2</text:a></text:p>
          <text:p text:style-name="P22"><text:a xlink:type="simple" xlink:href="#__RefHeading___Toc263_1510177236%20Copie%202%20Copie%201" text:style-name="Index_20_Link" text:visited-style-name="Index_20_Link">Prochaine réunion<text:tab/>3</text:a></text:p>
          <text:p text:style-name="P23"><text:a xlink:type="simple" xlink:href="#__RefHeading___Toc289_1510177236" text:style-name="Index_20_Link" text:visited-style-name="Index_20_Link">Date<text:tab/>3</text:a></text:p>
          <text:p text:style-name="P23"><text:a xlink:type="simple" xlink:href="#__RefHeading___Toc291_1510177236" text:style-name="Index_20_Link" text:visited-style-name="Index_20_Link">Ordre du jour<text:tab/>3</text:a></text:p>
          <text:p text:style-name="P23"><text:a xlink:type="simple" xlink:href="#__RefHeading___Toc291_1510177236%20Copie%201" text:style-name="Index_20_Link" text:visited-style-name="Index_20_Link">Devoirs<text:tab/>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
      <text:p text:style-name="Text_20_body"/>
      <text:p text:style-name="P7">Le : <text:span text:style-name="T7">19</text:span> <text:span text:style-name="T7">octobre</text:span> <text:span text:style-name="T7">2024</text:span></text:p>
      <text:p text:style-name="Text_20_body"/>
      <text:h text:style-name="P35" text:outline-level="1"><text:bookmark-start text:name="__RefHeading___Toc263_1510177236"/>Logistique <text:span text:style-name="T10">organisationnelle du</text:span> GRETA <text:span text:style-name="T9">et Git</text:span><text:bookmark-end text:name="__RefHeading___Toc263_1510177236"/></text:h>
      <text:h text:style-name="P38" text:outline-level="2"><text:bookmark-start text:name="__RefHeading___Toc277_1510177236"/>Retenu des récents mails de F. DUCHEMIN<text:bookmark-end text:name="__RefHeading___Toc277_1510177236"/></text:h>
      <text:p text:style-name="P12">- F. D<text:span text:style-name="T24">UCHEMIN</text:span> a cré<text:span text:style-name="T24">é</text:span> un<text:span text:style-name="T33">e</text:span> organisation GitHub sous la bannière du GRETA, ce-dernier devenant propriétaire (organisationnelle et légale) des répertoires GitHub de chaque projet.</text:p>
      <text:p text:style-name="P13">- Nous ne pouvons pas gérer le répos du projet (dissonance avec le discours des profs ...)</text:p>
      <text:p text:style-name="Text_20_body"/>
      <text:p text:style-name="Text_20_body"/>
      <text:h text:style-name="P39" text:outline-level="2"><text:bookmark-start text:name="__RefHeading___Toc279_1510177236"/>Vérifications Git<text:bookmark-end text:name="__RefHeading___Toc279_1510177236"/></text:h>
      <text:p text:style-name="P15">- GitKraken <text:span text:style-name="T25">devient </text:span>« obsol<text:span text:style-name="T11">è</text:span>te » <text:span text:style-name="T11">(problème de répos public/privé lié à l’organisation du GRETA)</text:span></text:p>
      <text:p text:style-name="P16"><text:span text:style-name="T12">⇒ R</text:span><text:span text:style-name="T11">emplacé par </text:span><text:span text:style-name="T14">SouceGit</text:span></text:p>
      <text:p text:style-name="P14">- Installation, configuration et familiarisation rapide avec SourceGit</text:p>
      <text:p text:style-name="P20">⇒ Cas d’utilisation de merge et d’outils de merge externe à l’aide de VSCode</text:p>
      <text:p text:style-name="P18">Attention : pas de de « git reset » en « Hard » et pas de push en mode « Force push »</text:p>
      <text:p text:style-name="P17">- Fonctionnement par branches :</text:p>
      <text:list text:style-name="L2">
        <text:list-item>
          <text:p text:style-name="P46">« Copie » de la branche principale (main) en parallèle </text:p>
        </text:list-item>
        <text:list-item>
          <text:p text:style-name="P47">Plusieurs façons d’<text:span text:style-name="T15">utiliser des </text:span>branche<text:span text:style-name="T15">s</text:span> <text:span text:style-name="T15">parallèle à la principale</text:span></text:p>
          <text:list>
            <text:list-header>
              <text:p text:style-name="P48">Cas d’utilisation de branche</text:p>
              <text:p text:style-name="P47">⇒ Voir avec <text:span text:style-name="T16">Hugo pour questions</text:span></text:p>
            </text:list-header>
          </text:list>
        </text:list-item>
      </text:list>
      <text:p text:style-name="P26">- Cours Git – <text:span text:style-name="T17">OpenClassroom</text:span> : </text:p>
      <text:p text:style-name="P27"><text:a xlink:type="simple" xlink:href="https://openclassrooms.com/fr/courses/7688581-devenez-un-expert-de-git-et-github" text:style-name="Internet_20_link" text:visited-style-name="Visited_20_Internet_20_Link">https://openclassrooms.com/fr/courses/7688581-devenez-un-expert-de-git-et-github</text:a><text:span text:style-name="T13"> </text:span></text:p>
      <text:p text:style-name="P24"><text:a xlink:type="simple" xlink:href="https://openclassrooms.com/fr/courses/7162856-gerez-du-code-avec-git-et-github" text:style-name="Internet_20_link" text:visited-style-name="Visited_20_Internet_20_Link">https://openclassrooms.com/fr/courses/7162856-gerez-du-code-avec-git-et-github</text:a> </text:p>
      <text:p text:style-name="P25"/>
      <text:p text:style-name="P25"/>
      <text:p text:style-name="P25"/>
      <text:h text:style-name="P37" text:outline-level="1"><text:bookmark-start text:name="__RefHeading___Toc263_1510177236 Copie 1"/><text:span text:style-name="T8">Préparation de la f</text:span>iche projet tutoré<text:bookmark-end text:name="__RefHeading___Toc263_1510177236 Copie 1"/></text:h>
      <text:h text:style-name="P41" text:outline-level="2"><text:bookmark-start text:name="__RefHeading___Toc281_1510177236"/>Brainstorming du projet<text:bookmark-end text:name="__RefHeading___Toc281_1510177236"/></text:h>
      <text:p text:style-name="P1"/>
      <text:p text:style-name="P28">Document « Brouillon_FichePT.odt » - points abordés :</text:p>
      <text:list text:style-name="L3">
        <text:list-item>
          <text:p text:style-name="P49">Contours et objectifs du projet tutoré</text:p>
          <text:list>
            <text:list-item>
              <text:p text:style-name="P50">Qui ?</text:p>
            </text:list-item>
            <text:list-item>
              <text:p text:style-name="P50">Quoi ?</text:p>
            </text:list-item>
            <text:list-item>
              <text:p text:style-name="P50">Comment ?</text:p>
            </text:list-item>
            <text:list-item>
              <text:p text:style-name="P50">Quand ?</text:p>
            </text:list-item>
            <text:list-item>
              <text:p text:style-name="P50">Pourquoi ?</text:p>
            </text:list-item>
            <text:list-item>
              <text:p text:style-name="P50">⇒ OBJECTIFS</text:p>
            </text:list-item>
          </text:list>
        </text:list-item>
        <text:list-item>
          <text:p text:style-name="P50">Ébauche d’une timeline et organisation du projet</text:p>
          <text:list>
            <text:list-item>
              <text:p text:style-name="P50">Répartition des rôles</text:p>
            </text:list-item>
          </text:list>
        </text:list-item>
      </text:list>
      <text:p text:style-name="P28"/>
      <text:p text:style-name="P1"/>
      <text:h text:style-name="P41" text:outline-level="2"><text:bookmark-start text:name="__RefHeading___Toc283_1510177236"/>À retenir<text:bookmark-end text:name="__RefHeading___Toc283_1510177236"/></text:h>
      <text:p text:style-name="P30">Cadrage du projet :</text:p>
      <text:list text:style-name="L4">
        <text:list-item>
          <text:p text:style-name="P51"><text:span text:style-name="T27">Faire un site de e-commerce, ven</text:span><text:span text:style-name="T26">dant</text:span><text:span text:style-name="T27"> de</text:span><text:span text:style-name="T30">s</text:span><text:span text:style-name="T27"> produits variés centrés autour du JDR, autohébergé et sécurisé pour créer et distribuer divers produits tout en gérant les stocks, la logistique et tout autre point pertinent pour l'autonomie de l'entreprise</text:span></text:p>
        </text:list-item>
        <text:list-item>
          <text:p text:style-name="P52">Développer nos compétences (pratiques, techniques, communication, etc)</text:p>
        </text:list-item>
        <text:list-item>
          <text:p text:style-name="P51"><text:span text:style-name="T28">Soutenir la communauté </text:span><text:span text:style-name="T29">JDR</text:span></text:p>
        </text:list-item>
        <text:list-item>
          <text:p text:style-name="P51"><text:span text:style-name="T28">Et … </text:span><text:span text:style-name="T31">A R G E N T</text:span></text:p>
        </text:list-item>
      </text:list>
      <text:p text:style-name="P29"/>
      <text:p text:style-name="P29">Rôles :</text:p>
      <text:list text:style-name="L5">
        <text:list-item>
          <text:p text:style-name="P53">Chef de projet : Axel MOURILLON </text:p>
          <text:list>
            <text:list-header>
              <text:p text:style-name="P53">⇒ Sous-responsable – Arthur YANG</text:p>
            </text:list-header>
          </text:list>
        </text:list-item>
        <text:list-item>
          <text:p text:style-name="P53">Responsable système : Hugo CLAMOND </text:p>
          <text:list>
            <text:list-header>
              <text:p text:style-name="P53">⇒ Sous-responsable – Lois ALLAIRE</text:p>
            </text:list-header>
          </text:list>
        </text:list-item>
        <text:list-item>
          <text:p text:style-name="P53">Responsable documentation et administratif : Arthur YANG</text:p>
          <text:list>
            <text:list-header>
              <text:p text:style-name="P53">⇒ Sous-responsable – Hugo CLAMOND</text:p>
            </text:list-header>
          </text:list>
        </text:list-item>
        <text:list-item>
          <text:p text:style-name="P53">Responsable design et marketing : Loïs ALLAIRE </text:p>
          <text:list>
            <text:list-header>
              <text:p text:style-name="P53">⇒ Sous-responsable – Axel MOURILLON</text:p>
            </text:list-header>
          </text:list>
        </text:list-item>
      </text:list>
      <text:p text:style-name="P1"/>
      <text:p text:style-name="P1"/>
      <text:h text:style-name="P36" text:outline-level="1"><text:bookmark-start text:name="__RefHeading___Toc263_1510177236 Copie 2 Copie 1"/>Prochaine réunion<text:bookmark-end text:name="__RefHeading___Toc263_1510177236 Copie 2 Copie 1"/></text:h>
      <text:h text:style-name="P40" text:outline-level="2"><text:bookmark-start text:name="__RefHeading___Toc289_1510177236"/>Date<text:bookmark-end text:name="__RefHeading___Toc289_1510177236"/></text:h>
      <text:p text:style-name="P21">Horaire : De 21h à 22h30</text:p>
      <text:p text:style-name="P32">Dates :</text:p>
      <text:p text:style-name="P31"><text:span text:style-name="T18">1</text:span><text:span text:style-name="T20">er</text:span><text:span text:style-name="T18"> choix : Mercredi 23 octobre</text:span></text:p>
      <text:p text:style-name="P31"><text:span text:style-name="T22">2</text:span><text:span text:style-name="T20">ème</text:span><text:span text:style-name="T18"> choix : Mardi 2</text:span><text:span text:style-name="T23">2</text:span><text:span text:style-name="T18"> octobre</text:span></text:p>
      <text:p text:style-name="P33"><text:span text:style-name="T21">3</text:span><text:span text:style-name="T19">ème</text:span> choix : Jeudi 2<text:span text:style-name="T23">4</text:span> octobre</text:p>
      <text:p text:style-name="P2"/>
      <text:p text:style-name="P2"/>
      <text:h text:style-name="P42" text:outline-level="2"><text:bookmark-start text:name="__RefHeading___Toc291_1510177236"/>Ordre du jour<text:bookmark-end text:name="__RefHeading___Toc291_1510177236"/></text:h>
      <text:list text:style-name="L6">
        <text:list-item>
          <text:p text:style-name="P54">Ébauche d’une timeline et organisation du projet</text:p>
          <text:list>
            <text:list-item>
              <text:p text:style-name="P55">Planning prévisionnel </text:p>
            </text:list-item>
            <text:list-item>
              <text:p text:style-name="P55">Outils de gestion de projet</text:p>
            </text:list-item>
            <text:list-item>
              <text:p text:style-name="P55">Point méthode de travail</text:p>
            </text:list-item>
            <text:list-item>
              <text:p text:style-name="P56">Budget</text:p>
            </text:list-item>
          </text:list>
        </text:list-item>
        <text:list-item>
          <text:p text:style-name="P57">Première vision sur les aspects techniques</text:p>
        </text:list-item>
      </text:list>
      <text:p text:style-name="P3"/>
      <text:p text:style-name="P34"/>
      <text:h text:style-name="P43" text:outline-level="2"><text:bookmark-start text:name="__RefHeading___Toc291_1510177236 Copie 1"/>Devoirs<text:bookmark-end text:name="__RefHeading___Toc291_1510177236 Copie 1"/></text:h>
      <text:p text:style-name="P19">Préparer des idées pour la timeline du projet <text:span text:style-name="T32">(</text:span>Idées généralistes<text:span text:style-name="T32">)</text:span></text:p>
      <text:p text:style-name="P34"/>
      <text:p text:style-name="P4"/>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Arial4" fo:font-family="Arial"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01cm" fo:margin-bottom="0.3cm" style:contextual-spacing="false" style:page-number="auto"/>
      <style:text-properties style:font-name="Arial3" fo:font-family="Arial" style:font-style-name="Gras" style:font-family-generic="swiss" style:font-pitch="variable" fo:font-size="14pt" style:text-underline-style="solid" style:text-underline-width="auto" style:text-underline-color="font-color" fo:font-weight="normal" style:font-size-asian="18pt" style:font-weight-asian="bold" style:font-size-complex="18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1.251cm" fo:margin-right="0cm" fo:margin-top="0.101cm" fo:margin-bottom="0.3cm" style:contextual-spacing="false" fo:text-indent="0cm" style:auto-text-indent="false">
        <style:tab-stops/>
      </style:paragraph-properties>
      <style:text-properties style:font-name="Arial3" fo:font-family="Arial" style:font-style-name="Gras" style:font-family-generic="swiss" style:font-pitch="variable" fo:font-size="12pt" fo:font-style="normal"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age_20_Number" style:display-name="Page Number"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4bc83a"/>
    </style:style>
    <style:style style:name="MT2" style:family="text">
      <style:text-properties officeooo:rsid="0020bb5d"/>
    </style:style>
    <style:style style:name="MT3" style:family="text">
      <style:text-properties officeooo:rsid="0018e4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First_20_Page" style:display-name="First Page" style:page-layout-name="Mpm2" draw:style-name="Mdp1" style:next-style-name="Corps_20_du_20_document"/>
    <style:master-page style:name="Corps_20_du_20_document" style:display-name="Corps du document" style:page-layout-name="Mpm3" draw:style-name="Mdp1">
      <style:header>
        <text:p text:style-name="Header">Wizards &amp; Dices <text:tab/><text:tab/>Vérifications Git et fiche PT</text:p>
      </style:header>
      <style:footer>
        <text:p text:style-name="Header"><text:span text:style-name="MT1">19/10</text:span><text:span text:style-name="MT2">/</text:span><text:span text:style-name="MT1">2024</text:span><text:tab/><text:tab/><text:span text:style-name="MT3">Page : </text:span><text:span text:style-name="MT3"><text:page-number text:select-page="current">3</text:page-number></text:span><text:span text:style-name="MT3"><text:s/>/ </text:span><text:span text:style-name="MT3"><text:expression text:formula="ooow:page-2" office:value-type="float" office:value="3" style:data-style-name="N0">3</text:expression></text:span></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2T14:38:07.322000000</meta:creation-date>
    <dc:date>2024-10-19T18:40:53.734000000</dc:date>
    <meta:editing-duration>PT3H59M42S</meta:editing-duration>
    <meta:editing-cycles>82</meta:editing-cycles>
    <meta:generator>LibreOffice/7.5.2.2$Windows_X86_64 LibreOffice_project/53bb9681a964705cf672590721dbc85eb4d0c3a2</meta:generator>
    <meta:document-statistic meta:table-count="0" meta:image-count="0" meta:object-count="0" meta:page-count="5" meta:paragraph-count="82" meta:word-count="506" meta:character-count="2992" meta:non-whitespace-character-count="2583"/>
  </office:meta>
</office:document-meta>
</file>